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27de"/>
    </style:style>
    <style:style style:name="P2" style:family="paragraph" style:parent-style-name="Standard">
      <style:text-properties officeooo:rsid="001d5cef" officeooo:paragraph-rsid="000427de"/>
    </style:style>
    <style:style style:name="P3" style:family="paragraph" style:parent-style-name="Standard">
      <style:text-properties officeooo:rsid="001d5cef" officeooo:paragraph-rsid="0005a193"/>
    </style:style>
    <style:style style:name="P4" style:family="paragraph" style:parent-style-name="Standard">
      <style:text-properties officeooo:rsid="0020168a" officeooo:paragraph-rsid="000427de"/>
    </style:style>
    <style:style style:name="P5" style:family="paragraph" style:parent-style-name="Standard">
      <style:text-properties fo:font-weight="bold" officeooo:paragraph-rsid="000427de" style:font-weight-asian="bold" style:font-weight-complex="bold"/>
    </style:style>
    <style:style style:name="P6" style:family="paragraph" style:parent-style-name="Standard">
      <style:text-properties fo:font-weight="bold" officeooo:rsid="001d5cef" officeooo:paragraph-rsid="000427de" style:font-weight-asian="bold" style:font-weight-complex="bold"/>
    </style:style>
    <style:style style:name="T1" style:family="text">
      <style:text-properties officeooo:rsid="000427de"/>
    </style:style>
    <style:style style:name="T2" style:family="text">
      <style:text-properties officeooo:rsid="001e03c9"/>
    </style:style>
    <style:style style:name="T3" style:family="text">
      <style:text-properties officeooo:rsid="001e17f9"/>
    </style:style>
    <style:style style:name="T4" style:family="text">
      <style:text-properties officeooo:rsid="0005a1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Nei commenti dei commit</text:span></text:p>
      <text:p text:style-name="P2"><text:span text:style-name="T1">tra quadre:</text:span></text:p>
      <text:p text:style-name="P2">WD <text:span text:style-name="T1">(bozza)</text:span></text:p>
      <text:p text:style-name="P2">WR <text:span text:style-name="T1">(revision)</text:span></text:p>
      <text:p text:style-name="P4">WP <text:span text:style-name="T1">(work product)</text:span></text:p>
      <text:p text:style-name="P2">WT <text:span text:style-name="T1">(task)</text:span></text:p>
      <text:p text:style-name="P2"><text:span text:style-name="T1">SCE (errori di svn)</text:span></text:p>
      <text:p text:style-name="P2"><text:span text:style-name="T1">e numero del team</text:span></text:p>
      <text:p text:style-name="P2"/>
      <text:p text:style-name="P2">piu commento</text:p>
      <text:p text:style-name="P2"/>
      <text:p text:style-name="P3"><text:span text:style-name="T4">esempio su uno scenario il commit dovrà avere</text:span></text:p>
      <text:p text:style-name="P3"><text:span text:style-name="T4">[WT 3] scenario dell'attore X</text:span></text:p>
      <text:p text:style-name="P2"><text:span text:style-name="T2"/></text:p>
      <text:p text:style-name="P1"><text:span text:style-name="T1"/></text:p>
      <text:p text:style-name="P5"><text:span text:style-name="T1">Nome dei file</text:span></text:p>
      <text:p text:style-name="P1"><text:span text:style-name="T1">se è un task il nome dell'artefatto comincia con T se è un work product inzierà con WP</text:span></text:p>
      <text:p text:style-name="P1"><text:span text:style-name="T1">seguirà un underscore con Atsilo3_</text:span></text:p>
      <text:p text:style-name="P1"><text:span text:style-name="T1">seguirà il nome dell'artefatto</text:span></text:p>
      <text:p text:style-name="P1"><text:span text:style-name="T1"/></text:p>
      <text:p text:style-name="P1"><text:span text:style-name="T1">esempio uno scenario avrà il seguente nome</text:span></text:p>
      <text:p text:style-name="P1"><text:span text:style-name="T1"/></text:p>
      <text:p text:style-name="P1"><text:span text:style-name="T1">T_Atsilo3_scenario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2:39:40.75</meta:creation-date>
    <dc:date>2012-10-15T22:48:03.28</dc:date>
    <meta:editing-duration>PT26S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7" meta:word-count="76" meta:character-count="428" meta:non-whitespace-character-count="369"/>
  </office:meta>
</office:document-meta>
</file>